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37c52c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4fb2fa"/>
    </style:style>
    <style:style style:name="P65" style:family="paragraph" style:parent-style-name="Standard">
      <style:text-properties officeooo:paragraph-rsid="0d5d07c4"/>
    </style:style>
    <style:style style:name="P66" style:family="paragraph" style:parent-style-name="Standard">
      <style:text-properties officeooo:paragraph-rsid="0d53d678"/>
    </style:style>
    <style:style style:name="P67" style:family="paragraph" style:parent-style-name="Standard">
      <style:text-properties officeooo:paragraph-rsid="0c8364eb"/>
    </style:style>
    <style:style style:name="P68" style:family="paragraph" style:parent-style-name="Standard">
      <style:text-properties officeooo:paragraph-rsid="0d656632"/>
    </style:style>
    <style:style style:name="P69" style:family="paragraph" style:parent-style-name="Standard">
      <style:text-properties officeooo:paragraph-rsid="0d6687d9"/>
    </style:style>
    <style:style style:name="P70" style:family="paragraph" style:parent-style-name="Standard">
      <style:text-properties officeooo:paragraph-rsid="0d823c65"/>
    </style:style>
    <style:style style:name="P71" style:family="paragraph" style:parent-style-name="Standard">
      <style:text-properties officeooo:paragraph-rsid="0d87b9fa"/>
    </style:style>
    <style:style style:name="P72" style:family="paragraph" style:parent-style-name="Standard">
      <style:text-properties officeooo:paragraph-rsid="0d88a1d4"/>
    </style:style>
    <style:style style:name="P73" style:family="paragraph" style:parent-style-name="Standard">
      <style:text-properties officeooo:paragraph-rsid="0d8c21b9"/>
    </style:style>
    <style:style style:name="P74" style:family="paragraph" style:parent-style-name="Standard">
      <style:text-properties officeooo:paragraph-rsid="0d8df6d5"/>
    </style:style>
    <style:style style:name="P75" style:family="paragraph" style:parent-style-name="Standard">
      <style:text-properties officeooo:paragraph-rsid="0da024ea"/>
    </style:style>
    <style:style style:name="P76" style:family="paragraph" style:parent-style-name="Standard">
      <style:text-properties officeooo:paragraph-rsid="0da677d4"/>
    </style:style>
    <style:style style:name="P77" style:family="paragraph" style:parent-style-name="Standard">
      <style:text-properties officeooo:rsid="0d1ec96e" officeooo:paragraph-rsid="0dbb4d02"/>
    </style:style>
    <style:style style:name="P78" style:family="paragraph" style:parent-style-name="Standard">
      <style:text-properties officeooo:paragraph-rsid="0d72706e"/>
    </style:style>
    <style:style style:name="P79" style:family="paragraph" style:parent-style-name="Standard">
      <style:text-properties officeooo:paragraph-rsid="0dbbcae4"/>
    </style:style>
    <style:style style:name="P80" style:family="paragraph" style:parent-style-name="Standard">
      <style:text-properties officeooo:paragraph-rsid="0dbec325"/>
    </style:style>
    <style:style style:name="P81" style:family="paragraph" style:parent-style-name="Standard">
      <style:text-properties officeooo:paragraph-rsid="0dc75ecf"/>
    </style:style>
    <style:style style:name="P82" style:family="paragraph" style:parent-style-name="Standard">
      <style:text-properties officeooo:paragraph-rsid="0dc8ca39"/>
    </style:style>
    <style:style style:name="P83" style:family="paragraph" style:parent-style-name="Standard">
      <style:text-properties officeooo:paragraph-rsid="0dd0bb8b"/>
    </style:style>
    <style:style style:name="P84" style:family="paragraph" style:parent-style-name="Standard">
      <style:text-properties officeooo:paragraph-rsid="0dd4d16d"/>
    </style:style>
    <style:style style:name="P85" style:family="paragraph" style:parent-style-name="Standard">
      <style:text-properties officeooo:paragraph-rsid="0dd5732a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rsid="043ccc66" officeooo:paragraph-rsid="0c397b0b"/>
    </style:style>
    <style:style style:name="P88" style:family="paragraph" style:parent-style-name="Footnote">
      <style:text-properties officeooo:paragraph-rsid="0cfb8404"/>
    </style:style>
    <style:style style:name="P89" style:family="paragraph" style:parent-style-name="Footnote">
      <style:text-properties officeooo:paragraph-rsid="0d04dbb4"/>
    </style:style>
    <style:style style:name="P90" style:family="paragraph" style:parent-style-name="Footnote">
      <style:text-properties officeooo:paragraph-rsid="0d4c0055"/>
    </style:style>
    <style:style style:name="P91" style:family="paragraph" style:parent-style-name="Footnote">
      <style:text-properties officeooo:paragraph-rsid="0d5dc5cc"/>
    </style:style>
    <style:style style:name="P92" style:family="paragraph" style:parent-style-name="Footnote">
      <style:text-properties officeooo:paragraph-rsid="0d80b951"/>
    </style:style>
    <style:style style:name="P93" style:family="paragraph" style:parent-style-name="Footnote">
      <style:text-properties officeooo:paragraph-rsid="0d88b8d0"/>
    </style:style>
    <style:style style:name="P94" style:family="paragraph" style:parent-style-name="Footnote">
      <style:text-properties officeooo:paragraph-rsid="0db416b4"/>
    </style:style>
    <style:style style:name="P95" style:family="paragraph" style:parent-style-name="Footnote">
      <style:text-properties officeooo:rsid="0d516aa8" officeooo:paragraph-rsid="0d529418"/>
    </style:style>
    <style:style style:name="P96" style:family="paragraph" style:parent-style-name="Footnote">
      <style:text-properties officeooo:paragraph-rsid="0d5392ef"/>
    </style:style>
    <style:style style:name="P9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0bb8b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640cb"/>
    </style:style>
    <style:style style:name="P102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>
      <style:text-properties officeooo:paragraph-rsid="0cc50ec9"/>
    </style:style>
    <style:style style:name="P104" style:family="paragraph" style:parent-style-name="Standard">
      <style:text-properties officeooo:paragraph-rsid="0c851cf6"/>
    </style:style>
    <style:style style:name="P105" style:family="paragraph" style:parent-style-name="Standard">
      <style:text-properties officeooo:paragraph-rsid="0dd640cb"/>
    </style:style>
    <style:style style:name="P106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Ubuntu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210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211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212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51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52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3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style:text-line-through-style="none" style:text-line-through-type="none" style:text-position="super 58%" style:font-name="Ubuntu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7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8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0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1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325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328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329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330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331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3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4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7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59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60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61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62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63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64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365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66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67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8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9" style:family="text">
      <style:text-properties fo:color="#000000" style:font-name="Ubuntu" fo:font-size="12pt" style:font-size-asian="12pt" style:font-size-complex="12pt"/>
    </style:style>
    <style:style style:name="T370" style:family="text">
      <style:text-properties fo:color="#000000" style:font-name="Ubuntu" fo:font-size="12pt" officeooo:rsid="004804ae" style:font-size-asian="12pt" style:font-size-complex="12pt"/>
    </style:style>
    <style:style style:name="T371" style:family="text">
      <style:text-properties fo:color="#000000" style:font-name="Ubuntu" fo:font-size="12pt" officeooo:rsid="0d21a97c" style:font-size-asian="12pt" style:font-size-complex="12pt"/>
    </style:style>
    <style:style style:name="T372" style:family="text">
      <style:text-properties fo:color="#000000" style:font-name="Ubuntu" fo:font-size="12pt" officeooo:rsid="0d2ecc1a" style:font-size-asian="12pt" style:font-size-complex="12pt"/>
    </style:style>
    <style:style style:name="T373" style:family="text">
      <style:text-properties fo:color="#000000" style:text-underline-style="none" officeooo:rsid="0bd0b23f" style:font-size-asian="12pt" style:font-size-complex="12pt"/>
    </style:style>
    <style:style style:name="T37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6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style:font-name="Ubuntu1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0" style:family="text">
      <style:text-properties fo:color="#000000" style:font-name="Ubuntu1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1" style:family="text">
      <style:text-properties fo:color="#000000" style:font-name="Ubuntu1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2" style:family="text">
      <style:text-properties fo:color="#000000" style:font-name="Ubuntu1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3" style:family="text">
      <style:text-properties fo:color="#000000" style:font-name="Ubuntu1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4" style:family="text">
      <style:text-properties fo:color="#000000" style:font-name="Ubuntu1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1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1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1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1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1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91" style:family="text">
      <style:text-properties fo:color="#000000" style:font-name="Ubuntu1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92" style:family="text">
      <style:text-properties fo:color="#000000" style:font-name="Ubuntu1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9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94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5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6" style:family="text">
      <style:text-properties style:use-window-font-color="true"/>
    </style:style>
    <style:style style:name="T39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3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use-window-font-color="true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4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8" style:family="text">
      <style:text-properties style:use-window-font-color="true" officeooo:rsid="047da547"/>
    </style:style>
    <style:style style:name="T429" style:family="text">
      <style:text-properties style:use-window-font-color="true" style:text-position="super 58%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fo:font-size="12pt" style:font-size-asian="12pt" style:font-size-complex="12pt"/>
    </style:style>
    <style:style style:name="T431" style:family="text">
      <style:text-properties fo:font-size="12pt" officeooo:rsid="02eddb5a" style:font-size-asian="12pt" style:font-size-complex="12pt"/>
    </style:style>
    <style:style style:name="T432" style:family="text">
      <style:text-properties fo:font-size="12pt" officeooo:rsid="064c9632" style:font-size-asian="12pt" style:font-size-complex="12pt"/>
    </style:style>
    <style:style style:name="T433" style:family="text">
      <style:text-properties officeooo:rsid="047fb57c"/>
    </style:style>
    <style:style style:name="T434" style:family="text">
      <style:text-properties officeooo:rsid="047da547"/>
    </style:style>
    <style:style style:name="T435" style:family="text">
      <style:text-properties officeooo:rsid="01657261" style:font-size-asian="12pt" style:font-size-complex="12pt"/>
    </style:style>
    <style:style style:name="T436" style:family="text">
      <style:text-properties officeooo:rsid="04473353"/>
    </style:style>
    <style:style style:name="T437" style:family="text">
      <style:text-properties fo:font-weight="normal" style:font-weight-asian="normal" style:font-weight-complex="normal"/>
    </style:style>
    <style:style style:name="T438" style:family="text">
      <style:text-properties fo:font-weight="normal" officeooo:rsid="0d53468e" style:font-weight-asian="normal" style:font-weight-complex="normal"/>
    </style:style>
    <style:style style:name="T439" style:family="text">
      <style:text-properties officeooo:rsid="06049971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officeooo:rsid="06049971" style:font-weight-asian="bold" style:font-weight-complex="bold"/>
    </style:style>
    <style:style style:name="T442" style:family="text">
      <style:text-properties officeooo:rsid="0594b105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officeooo:rsid="06049971" style:font-style-asian="italic" style:font-style-complex="italic"/>
    </style:style>
    <style:style style:name="T445" style:family="text">
      <style:text-properties fo:font-style="italic" officeooo:rsid="0dd66268" style:font-style-asian="italic" style:font-style-complex="italic"/>
    </style:style>
    <style:style style:name="T446" style:family="text">
      <style:text-properties officeooo:rsid="0aace3cd"/>
    </style:style>
    <style:style style:name="T447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48" style:family="text">
      <style:text-properties fo:font-size="10pt" officeooo:rsid="06049971" style:font-size-asian="10pt" style:font-size-complex="10pt"/>
    </style:style>
    <style:style style:name="T449" style:family="text">
      <style:text-properties fo:font-size="10pt" officeooo:rsid="0d7d740a" style:font-size-asian="10pt" style:font-size-complex="10pt"/>
    </style:style>
    <style:style style:name="T450" style:family="text">
      <style:text-properties fo:font-size="10pt" officeooo:rsid="0dd66268" style:font-size-asian="10pt" style:font-style-asian="italic" style:font-size-complex="10pt" style:font-style-complex="italic"/>
    </style:style>
    <style:style style:name="T451" style:family="text">
      <style:text-properties fo:font-size="10pt" officeooo:rsid="06049971" style:font-size-asian="10pt" style:font-style-asian="italic" style:font-size-complex="10pt" style:font-style-complex="italic"/>
    </style:style>
    <style:style style:name="T452" style:family="text">
      <style:text-properties officeooo:rsid="0394a435"/>
    </style:style>
    <style:style style:name="T453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4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8" style:family="text">
      <style:text-properties fo:font-variant="normal" fo:text-transform="none" fo:color="#000000" style:text-line-through-style="none" style:text-line-through-type="none" style:font-name="Ubuntu1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59" style:family="text">
      <style:text-properties officeooo:rsid="0b668458"/>
    </style:style>
    <style:style style:name="T460" style:family="text">
      <style:text-properties officeooo:rsid="0c125172"/>
    </style:style>
    <style:style style:name="T461" style:family="text">
      <style:text-properties officeooo:rsid="0d2d19da"/>
    </style:style>
    <style:style style:name="T462" style:family="text">
      <style:text-properties officeooo:rsid="0d3bc5c4"/>
    </style:style>
    <style:style style:name="T463" style:family="text">
      <style:text-properties officeooo:rsid="0d3fc4ec"/>
    </style:style>
    <style:style style:name="T464" style:family="text">
      <style:text-properties officeooo:rsid="0d4b2054"/>
    </style:style>
    <style:style style:name="T465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6" style:family="text">
      <style:text-properties officeooo:rsid="0d781c5d"/>
    </style:style>
    <style:style style:name="T467" style:family="text">
      <style:text-properties officeooo:rsid="0d7d740a"/>
    </style:style>
    <style:style style:name="T468" style:family="text">
      <style:text-properties officeooo:rsid="0d87d73f"/>
    </style:style>
    <style:style style:name="T469" style:family="text">
      <style:text-properties officeooo:rsid="0d88b8d0"/>
    </style:style>
    <style:style style:name="T470" style:family="text">
      <style:text-properties fo:font-style="normal" style:font-style-asian="normal" style:font-style-complex="normal"/>
    </style:style>
    <style:style style:name="T471" style:family="text">
      <style:text-properties officeooo:rsid="0db2fd57"/>
    </style:style>
    <style:style style:name="T472" style:family="text">
      <style:text-properties officeooo:rsid="0db4d737"/>
    </style:style>
    <style:style style:name="T473" style:family="text">
      <style:text-properties officeooo:rsid="0db5d4ba"/>
    </style:style>
    <style:style style:name="T474" style:family="text">
      <style:text-properties officeooo:rsid="0db5fe7f"/>
    </style:style>
    <style:style style:name="T475" style:family="text">
      <style:text-properties officeooo:rsid="0d1ec96e"/>
    </style:style>
    <style:style style:name="T476" style:family="text">
      <style:text-properties officeooo:rsid="0d4a40eb"/>
    </style:style>
    <style:style style:name="T477" style:family="text">
      <style:text-properties officeooo:rsid="0d53468e"/>
    </style:style>
    <style:style style:name="T478" style:family="text">
      <style:text-properties officeooo:rsid="0d5392ef"/>
    </style:style>
    <style:style style:name="T479" style:family="text">
      <style:text-properties officeooo:rsid="0d563db5"/>
    </style:style>
    <style:style style:name="T480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81" style:family="text">
      <style:text-properties style:text-position="super 58%" fo:font-style="italic" officeooo:rsid="0dd66268" style:font-style-asian="italic" style:font-style-complex="italic"/>
    </style:style>
    <style:style style:name="T482" style:family="text">
      <style:text-properties style:text-position="super 58%" officeooo:rsid="0dd66268" style:font-style-asian="italic" style:font-style-complex="italic"/>
    </style:style>
    <style:style style:name="T483" style:family="text">
      <style:text-properties style:text-position="super 58%" fo:font-size="10pt" officeooo:rsid="0dd66268" style:font-size-asian="10pt" style:font-style-asian="italic" style:font-size-complex="10pt" style:font-style-complex="italic"/>
    </style:style>
    <style:style style:name="T484" style:family="text">
      <style:text-properties style:text-position="0% 100%"/>
    </style:style>
    <style:style style:name="T485" style:family="text">
      <style:text-properties officeooo:rsid="0dd66268" style:font-style-asian="italic" style:font-style-complex="italic"/>
    </style:style>
    <style:style style:name="T486" style:family="text">
      <style:text-properties officeooo:rsid="06049971" style:font-style-asian="italic" style:font-style-complex="itali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336">C</text:span></text:span><text:span text:style-name="Strong_20_Emphasis"><text:span text:style-name="T331">hecklist voor </text:span></text:span><text:span text:style-name="Strong_20_Emphasis"><text:span text:style-name="T340">de installatie</text:span></text:span><text:span text:style-name="Strong_20_Emphasis"><text:span text:style-name="T331"> van </text:span></text:span><text:reference-mark-start text:name="Distributie"/><text:span text:style-name="Strong_20_Emphasis"><text:span text:style-name="T341">Debian</text:span></text:span><text:reference-mark-end text:name="Distributie"/><text:span text:style-name="Strong_20_Emphasis"><text:span text:style-name="T334"> </text:span></text:span><text:reference-mark-start text:name="Versie"/><text:span text:style-name="Strong_20_Emphasis"><text:span text:style-name="T341">1</text:span></text:span><text:span text:style-name="Strong_20_Emphasis"><text:span text:style-name="T339">0</text:span></text:span><text:reference-mark-end text:name="Versie"/><text:span text:style-name="Strong_20_Emphasis"><text:span text:style-name="T342"> LTS</text:span></text:span><text:span text:style-name="Strong_20_Emphasis"><text:span text:style-name="T332"><text:note text:id="ftn1" text:note-class="footnote"><text:note-citation>1</text:note-citation><text:note-body><text:p text:style-name="P89"><text:span text:style-name="T452">Deze versie heeft codenaam </text:span><text:span text:style-name="T379">B</text:span><text:span text:style-name="T459">uster </text:span><text:span text:style-name="T460">(buster)</text:span><text:span text:style-name="T459"> </text:span><text:span text:style-name="T380">en is een zogenaamde LTS-versie (Long-Term Support, langetermijnondersteuning). <text:s/></text:span><text:span text:style-name="T381">Deze</text:span><text:span text:style-name="T380"> LTS-versie versch</text:span><text:span text:style-name="T381">een </text:span><text:span text:style-name="T388">in </text:span><text:span text:style-name="T381">juli</text:span><text:span text:style-name="T380"> 20</text:span><text:span text:style-name="T381">19</text:span><text:span text:style-name="T380"> en wordt vanaf vrijgave </text:span><text:span text:style-name="T388">vijf</text:span><text:span text:style-name="T380"> jaar ondersteund</text:span><text:span text:style-name="T382"> </text:span><text:span text:style-name="T380">(</text:span><text:span text:style-name="T383">updates </text:span><text:span text:style-name="T380">tot </text:span><text:span text:style-name="T381">juli </text:span><text:span text:style-name="T380">202</text:span><text:span text:style-name="T381">4</text:span><text:span text:style-name="T382">)</text:span><text:span text:style-name="T384">.</text:span></text:p></text:note-body></text:note></text:span></text:span><text:span text:style-name="Strong_20_Emphasis"><text:span text:style-name="T332"> </text:span></text:span><text:reference-mark-start text:name="Editie"/><text:span text:style-name="Strong_20_Emphasis"><text:span text:style-name="T333">desktop</text:span></text:span><text:reference-mark-end text:name="Editie"/><text:span text:style-name="Strong_20_Emphasis"><text:span text:style-name="T335">.</text:span></text:span></text:p>
      <text:p text:style-name="P13"/>
      <text:p text:style-name="P31"><text:span text:style-name="T20">Kijk op</text:span><text:span text:style-name="T33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1"> </text:span><text:span text:style-name="T397">voor</text:span><text:span text:style-name="T398"> </text:span><text:span text:style-name="T399">deze en andere </text:span><text:span text:style-name="T21">checklists, scripts, en overige bestanden.</text:span></text:p>
      <text:p text:style-name="P24"/>
      <text:p text:style-name="P55"><text:span text:style-name="T201">D</text:span><text:span text:style-name="T200">it is een invulbare PD</text:span><text:span text:style-name="T202">F</text:span><text:span text:style-name="T200"> met tekst- en keuzevakken; </text:span><text:span text:style-name="T203">a</text:span><text:span text:style-name="T200">fdrukken is niet noodzakelijk.</text:span></text:p>
      <text:p text:style-name="P14"/>
      <text:p text:style-name="P14"/>
      <text:p text:style-name="P14">V<text:span text:style-name="T433">ul de waarden in het tekstvak achter de </text:span><text:span text:style-name="Definition"><text:span text:style-name="T434">schuingedrukte</text:span></text:span> <text:span text:style-name="T434">woorden </text:span><text:span text:style-name="T428">(zie toelichting)</text:span><text:span text:style-name="T434">:</text:span></text:p>
      <text:p text:style-name="P4"><text:span text:style-name="Definition"><text:span text:style-name="T404">g</text:span></text:span><text:span text:style-name="Definition"><text:span text:style-name="T403">ebruiker</text:span></text:span><text:span text:style-name="Definition"><text:span text:style-name="T405"><text:tab/><text:tab/></text:span></text:span><text:span text:style-name="Definition"><text:span text:style-name="T396"> <text:tab/><text:tab/></text:span></text:span><text:span text:style-name="T406"><draw:control text:anchor-type="as-char" svg:y="-0.429cm" draw:z-index="35" draw:name="Gebruiker" draw:style-name="gr2" draw:text-style-name="P108" svg:width="6.061cm" svg:height="0.6cm" draw:control="control36"><svg:title>Gebruiker</svg:title><svg:desc>Volledige naam, bijv. Jan Stek</svg:desc></draw:control></text:span><text:span text:style-name="T406"><text:tab/></text:span><text:span text:style-name="T407">(</text:span><text:span text:style-name="T425">volledige naam, bijv. </text:span><text:span text:style-name="T427">Karel Kamer</text:span><text:span text:style-name="T426">)</text:span></text:p>
      <text:p text:style-name="Standard"><text:span text:style-name="Definition"><text:span text:style-name="T404">g</text:span></text:span><text:span text:style-name="Definition"><text:span text:style-name="T403">ebruikersnaam<text:tab/><text:tab/></text:span></text:span><text:span text:style-name="Definition"><text:span text:style-name="T403"><draw:control text:anchor-type="as-char" svg:y="-0.429cm" draw:z-index="36" draw:name="Gberuikersnaam" draw:style-name="gr2" draw:text-style-name="P108" svg:width="6.061cm" svg:height="0.6cm" draw:control="control37"><svg:title>Gebruikersnaam</svg:title><svg:desc>Korte naam, bijv. jan</svg:desc></draw:control></text:span></text:span><text:span text:style-name="Definition"><text:span text:style-name="T403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19">c</text:span></text:span><text:span text:style-name="Definition"><text:span text:style-name="T418">omputernaam<text:tab/><text:tab/></text:span></text:span><text:span text:style-name="Definition"><text:span text:style-name="T406"><draw:control text:anchor-type="as-char" svg:y="-0.429cm" draw:z-index="37" draw:name="Computernaam" draw:style-name="gr2" draw:text-style-name="P108" svg:width="6.061cm" svg:height="0.6cm" draw:control="control38"><svg:title>Computernaam</svg:title><svg:desc>Unieke naam van de computer</svg:desc></draw:control></text:span></text:span><text:span text:style-name="Definition"><text:span text:style-name="T406"><text:tab/></text:span></text:span><text:span text:style-name="Definition"><text:span text:style-name="T410">(</text:span></text:span><text:span text:style-name="Definition"><text:span text:style-name="T408">unieke naam van de compute</text:span></text:span><text:span text:style-name="Definition"><text:span text:style-name="T409">r</text:span></text:span><text:span text:style-name="Definition"><text:span text:style-name="T410">)</text:span></text:span></text:p>
      <text:p text:style-name="P3"><text:span text:style-name="Definition"><text:span text:style-name="T404">o</text:span></text:span><text:span text:style-name="Definition"><text:span text:style-name="T403">pstartmenu</text:span></text:span><text:span text:style-name="Definition"><text:span text:style-name="T406"><text:tab/><text:tab/><text:tab/></text:span></text:span><text:span text:style-name="Definition"><text:span text:style-name="T406"><draw:control text:anchor-type="as-char" svg:y="-0.429cm" draw:z-index="38" draw:name="Opstartmenu" draw:style-name="gr2" draw:text-style-name="P108" svg:width="6.061cm" svg:height="0.6cm" draw:control="control39"><svg:title>Opstartmenu</svg:title><svg:desc>Toets voor het opstartmenu ("bootmenu")</svg:desc></draw:control></text:span></text:span><text:span text:style-name="Definition"><text:span text:style-name="T406"><text:tab/></text:span></text:span><text:span text:style-name="Definition"><text:span text:style-name="T410">(</text:span></text:span><text:span text:style-name="Definition"><text:span text:style-name="T408">to</text:span></text:span><text:span text:style-name="Definition"><text:span text:style-name="T415">ets voor het opstartmedium</text:span></text:span><text:span text:style-name="Definition"><text:span text:style-name="T416">)</text:span></text:span></text:p>
      <text:p text:style-name="P3"><text:span text:style-name="Definition"><text:span text:style-name="T420">i</text:span></text:span><text:span text:style-name="Definition"><text:span text:style-name="T421">nstellingen</text:span></text:span><text:span text:style-name="T410"><text:tab/> <text:tab/><text:tab/></text:span><text:span text:style-name="T410"><draw:control text:anchor-type="as-char" svg:y="-0.429cm" draw:z-index="34" draw:name="Instellingen" draw:style-name="gr2" draw:text-style-name="P108" svg:width="6.061cm" svg:height="0.6cm" draw:control="control35"><svg:title>Instellingen</svg:title><svg:desc>Toets voor het BIOS/UEFI-scherm ("setup")</svg:desc></draw:control></text:span><text:span text:style-name="T410"><text:tab/>(</text:span><text:span text:style-name="T408">toets voor het BIOS/UEFI-scherm</text:span><text:span text:style-name="T410">)</text:span></text:p>
      <text:p text:style-name="P6"><text:span text:style-name="Definition"><text:span text:style-name="T400">2</text:span></text:span><text:span text:style-name="Definition"><text:span text:style-name="T402">e </text:span></text:span><text:span text:style-name="Definition"><text:span text:style-name="T422">gebr</text:span></text:span><text:span text:style-name="Definition"><text:span text:style-name="T400">uiker </text:span></text:span><text:span text:style-name="Definition"><text:span text:style-name="T401">(evt.)</text:span></text:span><text:span text:style-name="T410"><text:tab/></text:span><text:span text:style-name="T410"><draw:control text:anchor-type="as-char" svg:y="-0.429cm" draw:z-index="40" draw:name="Instellingen_0" draw:style-name="gr2" draw:text-style-name="P108" svg:width="6.061cm" svg:height="0.6cm" draw:control="control41"><svg:title>Instellingen</svg:title><svg:desc>Toets voor het BIOS/UEFI-scherm ("setup")</svg:desc></draw:control></text:span><text:span text:style-name="T410"><text:tab/>(volledige naam </text:span><text:span text:style-name="T413">evt. </text:span><text:span text:style-name="T417">2</text:span><text:span text:style-name="T429">e</text:span><text:span text:style-name="T417"> </text:span><text:span text:style-name="T410">gebruiker)</text:span></text:p>
      <text:p text:style-name="P6"><text:span text:style-name="Definition"><text:span text:style-name="T400">2</text:span></text:span><text:span text:style-name="Definition"><text:span text:style-name="T402">e</text:span></text:span><text:span text:style-name="Definition"><text:span text:style-name="T400"> </text:span></text:span><text:span text:style-name="Definition"><text:span text:style-name="T423">g</text:span></text:span><text:span text:style-name="Definition"><text:span text:style-name="T424">ebruikersnaam</text:span></text:span><text:span text:style-name="T410"><text:tab/></text:span><text:span text:style-name="T410"><draw:control text:anchor-type="as-char" svg:y="-0.429cm" draw:z-index="39" draw:name="Instellingen_1" draw:style-name="gr2" draw:text-style-name="P108" svg:width="6.061cm" svg:height="0.6cm" draw:control="control40"><svg:title>Instellingen</svg:title><svg:desc>Toets voor het BIOS/UEFI-scherm ("setup")</svg:desc></draw:control></text:span><text:span text:style-name="T410"><text:tab/>(</text:span><text:span text:style-name="T408">korte naam </text:span><text:span text:style-name="T413">ev</text:span><text:span text:style-name="T414">entuele</text:span><text:span text:style-name="T413"> </text:span><text:span text:style-name="T417">2</text:span><text:span text:style-name="T429">e</text:span><text:span text:style-name="T417"> </text:span><text:span text:style-name="T411">gebr</text:span><text:span text:style-name="T412">uiker</text:span><text:span text:style-name="T410">)</text:span></text:p>
      <text:p text:style-name="P5"><text:span text:style-name="T350">Vervang </text:span><text:span text:style-name="Definition"><text:span text:style-name="T17">schuingedrukte</text:span></text:span><text:span text:style-name="T350"> </text:span><text:span text:style-name="T351">woorden </text:span><text:span text:style-name="T350">in deze checklist door </text:span><text:span text:style-name="T351">boven</text:span><text:span text:style-name="T350">staande waarden.</text:span></text:p>
      <text:p text:style-name="P15"/>
      <text:p text:style-name="P2"><text:span text:style-name="Strong_20_Emphasis"><text:span text:style-name="T345"/></text:span></text:p>
      <text:p text:style-name="P34"><text:span text:style-name="Strong_20_Emphasis"><text:span text:style-name="T141"><draw:control text:anchor-type="as-char" draw:z-index="0" draw:name="Vorm1" draw:style-name="gr1" draw:text-style-name="P107" svg:width="0.35cm" svg:height="0.35cm" draw:control="control1"/></text:span></text:span><text:span text:style-name="Strong_20_Emphasis"><text:span text:style-name="T141"><text:s/><text:tab/></text:span></text:span><text:span text:style-name="T346">Nog niet op Linux?<text:tab/></text:span><text:span text:style-name="T374"></text:span><text:span text:style-name="T352"> </text:span><text:span text:style-name="T353">G</text:span><text:span text:style-name="T347">ebruik </text:span><text:span text:style-name="Strong_20_Emphasis"><text:span text:style-name="T393">Checklist migratie</text:span></text:span><text:span text:style-name="T34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48"> onder </text:span><text:span text:style-name="T358">Linux</text:span><text:span text:style-name="T349">.</text:span></text:p>
      <text:p text:style-name="P48"><text:span text:style-name="Strong_20_Emphasis"><text:span text:style-name="T141"><draw:control text:anchor-type="as-char" draw:z-index="33" draw:name="Vorm2" draw:style-name="gr1" draw:text-style-name="P107" svg:width="0.35cm" svg:height="0.35cm" draw:control="control34"/></text:span></text:span><text:span text:style-name="Strong_20_Emphasis"><text:span text:style-name="T141"><text:s/><text:tab/></text:span></text:span><text:span text:style-name="T354">Nieuwe installatie?<text:tab/></text:span><text:span text:style-name="T375"></text:span><text:span text:style-name="T357"><text:tab/></text:span><text:span text:style-name="T356">B</text:span><text:span text:style-name="T354">egin bij hoofdstuk </text:span><text:span text:style-name="T354"><text:bookmark-ref text:reference-format="page" text:ref-name="__RefNumPara__4009_1271708128">2</text:bookmark-ref></text:span><text:span text:style-name="T354"><text:s text:c="2"/></text:span><text:span text:style-name="T355"><text:bookmark-ref text:reference-format="text" text:ref-name="__RefNumPara__4009_1271708128">Installatie uitvoeren</text:bookmark-ref></text:span><text:span text:style-name="T355">.</text:span></text:p>
      <text:p text:style-name="P1"><text:span text:style-name="Strong_20_Emphasis"><text:span text:style-name="T344"/></text:span></text:p>
      <text:list xml:id="list4281423604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1" draw:name="Vorm3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7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3923991070832">
          <table:table-cell table:style-name="_31_._5f_Installatie_5f_voorbereiden.A1" office:value-type="string">
            <text:p text:style-name="P36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3923991072544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2" draw:name="Vorm4" draw:style-name="gr1" draw:text-style-name="P10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1">Installeer </text:span></text:span><text:span text:style-name="Strong_20_Emphasis"><text:span text:style-name="T119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86"><text:note text:id="ftn2" text:note-class="footnote"><text:note-citation>2</text:note-citation><text:note-body><text:p text:style-name="P91"><text:span text:style-name="T376">De </text:span><text:span text:style-name="T390">Super</text:span><text:span text:style-name="T376">-toets is de Windows</text:span><text:span text:style-name="T377">-</text:span><text:span text:style-name="T378">toets</text:span><text:span text:style-name="T376">, </text:span><text:span text:style-name="T377">C</text:span><text:span text:style-name="T376">ommand-</text:span><text:span text:style-name="T378">toets</text:span><text:span text:style-name="T376">, of </text:span><text:span text:style-name="T377">V</text:span><text:span text:style-name="T376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05">Terminalvenster</text:span></text:span><text:span text:style-name="Strong_20_Emphasis"><text:span text:style-name="T89">.</text:span></text:span><text:span text:style-name="Strong_20_Emphasis"><text:span text:style-name="T114"> </text:span></text:span></text:p>
          </table:table-cell>
        </table:table-row>
        <table:table-row table:style-name="TableLine93923990997136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42"><draw:control text:anchor-type="as-char" draw:z-index="44" draw:name="Vorm4_3" draw:style-name="gr1" draw:text-style-name="P10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0"><text:span text:style-name="T475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7">z</text:span></text:span><text:span text:style-name="Strong_20_Emphasis"><text:span text:style-name="T114">e opdrachten, ieder gevolgd door de </text:span></text:span><text:span text:style-name="Strong_20_Emphasis"><text:span text:style-name="T246">Enter</text:span></text:span><text:span text:style-name="Strong_20_Emphasis"><text:span text:style-name="T87">-toets:<text:line-break/></text:span></text:span><text:span text:style-name="User_20_Entry"><text:span text:style-name="T318">sudo</text:span></text:span><text:span text:style-name="User_20_Entry"><text:span text:style-name="T317"> </text:span></text:span><text:span text:style-name="User_20_Entry"><text:span text:style-name="T318">apt install wget</text:span></text:span></text:p>
            <text:p text:style-name="P80"><text:span text:style-name="User_20_Entry"><text:span text:style-name="T317">wget karelzimmer.nl/</text:span></text:span><text:span text:style-name="User_20_Entry"><text:span text:style-name="T321">kz</text:span></text:span><text:span text:style-name="User_20_Entry"><text:span text:style-name="T317"><text:line-break/>bash </text:span></text:span><text:span text:style-name="User_20_Entry"><text:span text:style-name="T321">kz</text:span></text:span></text:p>
            <text:p text:style-name="P77"><text:span text:style-name="User_20_Entry"><text:span text:style-name="T319">exit</text:span></text:span></text:p>
          </table:table-cell>
        </table:table-row>
        <table:table-row table:style-name="TableLine93923991077824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7"/>
          </table:table-cell>
        </table:table-row>
        <table:table-row table:style-name="TableLine93923991064928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2" draw:name="Vorm6" draw:style-name="gr1" draw:text-style-name="P10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45">Super</text:span></text:span><text:span text:style-name="Strong_20_Emphasis"><text:span text:style-name="T99">-toets</text:span></text:span><text:span text:style-name="Strong_20_Emphasis"><text:span text:style-name="T313"><text:note-ref text:note-class="footnote" text:reference-format="text" text:ref-name="ftn2">2</text:note-ref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70">men</text:span></text:span><text:span text:style-name="Strong_20_Emphasis"><text:span text:style-name="T174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301"> </text:span></text:span><text:span text:style-name="Strong_20_Emphasis"><text:span text:style-name="T283">Installatiem</text:span></text:span><text:span text:style-name="Strong_20_Emphasis"><text:span text:style-name="T282">enu</text:span></text:span><text:span text:style-name="Strong_20_Emphasis"><text:span text:style-name="T99">.</text:span></text:span></text:p>
          </table:table-cell>
        </table:table-row>
        <table:table-row table:style-name="TableLine93923991075216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3" draw:name="Vorm7" draw:style-name="gr1" draw:text-style-name="P10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80">1</text:span></text:span><text:span text:style-name="Strong_20_Emphasis"><text:span text:style-name="T286"> - </text:span></text:span><text:span text:style-name="Strong_20_Emphasis"><text:span text:style-name="T287">In</text:span></text:span><text:span text:style-name="Strong_20_Emphasis"><text:span text:style-name="T293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8">Verder</text:span></text:span><text:span text:style-name="Strong_20_Emphasis"><text:span text:style-name="T100">.</text:span></text:span></text:p>
          </table:table-cell>
        </table:table-row>
        <table:table-row table:style-name="TableLine93923991067008">
          <table:table-cell table:style-name="_31_._5f_Installatie_5f_voorberei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" draw:name="Vorm8" draw:style-name="gr1" draw:text-style-name="P10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3">Volg de aanwijzingen op het scherm.</text:span></text:span></text:p>
          </table:table-cell>
        </table:table-row>
        <table:table-row table:style-name="TableLine93923991067008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5"/>
          </table:table-cell>
        </table:table-row>
        <table:table-row table:style-name="TableLine93923991067008">
          <table:table-cell table:style-name="_31_._5f_Installatie_5f_voorbereiden.A1" office:value-type="string">
            <text:p text:style-name="P105"><text:span text:style-name="Strong_20_Emphasis"><text:span text:style-name="T101"><text:s/></text:span></text:span><text:span text:style-name="Strong_20_Emphasis"><text:span text:style-name="T142"><draw:control text:anchor-type="as-char" draw:z-index="54" draw:name="Vorm8_0" draw:style-name="gr1" draw:text-style-name="P107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101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80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47"> </text:span></text:span><text:span text:style-name="Strong_20_Emphasis"><text:span text:style-name="T183">Ins</text:span></text:span><text:span text:style-name="Strong_20_Emphasis"><text:span text:style-name="T184">tallatiemenu</text:span></text:span><text:span text:style-name="Strong_20_Emphasis"><text:span text:style-name="T322"> </text:span></text:span><text:span text:style-name="Strong_20_Emphasis"><text:span text:style-name="T121">en </text:span></text:span><text:span text:style-name="User_20_Entry"><text:span text:style-name="T325">kies <text:line-break/></text:span></text:span><text:span text:style-name="User_20_Entry"><text:span text:style-name="T327">5</text:span></text:span><text:span text:style-name="User_20_Entry"><text:span text:style-name="T328"> -</text:span></text:span><text:span text:style-name="User_20_Entry"><text:span text:style-name="T329"> </text:span></text:span><text:span text:style-name="User_20_Entry"><text:span text:style-name="T327">Opdrachtenmenu</text:span></text:span><text:span text:style-name="User_20_Entry"><text:span text:style-name="T326"> en daarna </text:span></text:span><text:span text:style-name="User_20_Entry"><text:span text:style-name="T327">9 - Instellijst</text:span></text:span><text:span text:style-name="User_20_Entry"><text:span text:style-name="T330"> </text:span></text:span><text:span text:style-name="User_20_Entry"><text:span text:style-name="T324">maken</text:span></text:span><text:span text:style-name="User_20_Entry"><text:span text:style-name="T325">.</text:span></text:span></text:p>
          </table:table-cell>
        </table:table-row>
      </table:table>
      <text:p text:style-name="P28"/>
      <text:list xml:id="list80521163507230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23991041152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5" draw:name="Vorm9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3"><text:span text:style-name="T369">Start de computer op vanaf </text:span><text:span text:style-name="T370">een </text:span><text:span text:style-name="T370"><text:reference-ref text:reference-format="text" text:ref-name="Distributie">Debian</text:reference-ref></text:span><text:span text:style-name="T370"><text:s/></text:span><text:span text:style-name="T372">(</text:span><text:span text:style-name="T371">Live</text:span><text:span text:style-name="T210"><text:note text:id="ftn3" text:note-class="footnote"><text:note-citation>1</text:note-citation><text:note-body><text:p text:style-name="P86"><text:span text:style-name="T436">Vanaf ee</text:span>n Live <text:span text:style-name="T446">USB-stick of </text:span><text:span text:style-name="T385">CD</text:span><text:span text:style-name="T6"> </text:span>kunt <text:span text:style-name="T436">u opstarten en</text:span> met <text:reference-ref text:reference-format="text" text:ref-name="Distributie">Debian</text:reference-ref><text:s/>werken zonder deze te installeren.</text:p></text:note-body></text:note></text:span><text:span text:style-name="T212">)</text:span><text:span text:style-name="T371"> </text:span><text:span text:style-name="T371"><text:reference-ref text:reference-format="text" text:ref-name="Versie">10</text:reference-ref></text:span><text:span text:style-name="T205"><text:s/></text:span><text:span text:style-name="T209">GNOME</text:span><text:span text:style-name="T205"> </text:span><text:span text:style-name="T208">USB-stick</text:span><text:span text:style-name="T208"><text:note text:id="ftn4" text:note-class="footnote"><text:note-citation>2</text:note-citation><text:note-body><text:p text:style-name="P93">Downloa<text:span text:style-name="T466">d</text:span><text:span text:style-name="T462"> </text:span><text:span text:style-name="T387">e</text:span><text:span text:style-name="T469">e</text:span><text:span text:style-name="T471">n</text:span><text:span text:style-name="T469"> </text:span><text:span text:style-name="T466">Netwerk installer </text:span><text:span text:style-name="T462">CD</text:span><text:span text:style-name="T466"> vanaf</text:span><text:span text:style-name="Strong_20_Emphasis"><text:span text:style-name="T217"> </text:span></text:span><text:a xlink:type="simple" xlink:href="https://debian.org/" text:style-name="Internet_20_link" text:visited-style-name="Visited_20_Internet_20_Link"><text:span text:style-name="Internet_20_link"><text:span text:style-name="T394">debian.org</text:span></text:span></text:a><text:span text:style-name="Strong_20_Emphasis"><text:span text:style-name="T218"> </text:span></text:span><text:span text:style-name="Strong_20_Emphasis"><text:span text:style-name="T220">(klik op de knop </text:span></text:span><text:span text:style-name="Strong_20_Emphasis"><text:span text:style-name="T248">Download</text:span></text:span><text:span text:style-name="Strong_20_Emphasis"><text:span text:style-name="T220">) </text:span></text:span><text:span text:style-name="Strong_20_Emphasis"><text:span text:style-name="T219">of <text:line-break/></text:span></text:span><text:span text:style-name="Strong_20_Emphasis"><text:span text:style-name="T234">download </text:span></text:span><text:span text:style-name="Strong_20_Emphasis"><text:span text:style-name="T244">e</text:span></text:span><text:span text:style-name="Strong_20_Emphasis"><text:span text:style-name="T235">e</text:span></text:span><text:span text:style-name="Strong_20_Emphasis"><text:span text:style-name="T239">n</text:span></text:span><text:span text:style-name="Strong_20_Emphasis"><text:span text:style-name="T235"> </text:span></text:span><text:span text:style-name="T461">Live CD </text:span><text:span text:style-name="T466">vanaf</text:span><text:span text:style-name="Strong_20_Emphasis"><text:span text:style-name="T214"> </text:span></text:span><text:a xlink:type="simple" xlink:href="https://debian.org/CD/live/" text:style-name="Internet_20_link" text:visited-style-name="Visited_20_Internet_20_Link"><text:span text:style-name="Internet_20_link"><text:span text:style-name="T395">debian.org/CD/live</text:span></text:span></text:a><text:span text:style-name="Strong_20_Emphasis"><text:span text:style-name="T218"> </text:span></text:span><text:span text:style-name="Strong_20_Emphasis"><text:span text:style-name="T227">(</text:span></text:span><text:span text:style-name="Strong_20_Emphasis"><text:span text:style-name="T237">kies </text:span></text:span><text:span text:style-name="Strong_20_Emphasis"><text:span text:style-name="T227">debian-</text:span></text:span><text:span text:style-name="Strong_20_Emphasis"><text:span text:style-name="T233">live-</text:span></text:span><text:span text:style-name="Strong_20_Emphasis"><text:span text:style-name="T227">...-gnome.iso), </text:span></text:span><text:span text:style-name="Strong_20_Emphasis"><text:span text:style-name="T235">of</text:span></text:span></text:p><text:p text:style-name="P94"><text:span text:style-name="Strong_20_Emphasis"><text:span text:style-name="T213"><text:tab/>dow</text:span></text:span><text:span text:style-name="Strong_20_Emphasis"><text:span text:style-name="T235">nload </text:span></text:span><text:span text:style-name="Strong_20_Emphasis"><text:span text:style-name="T244">e</text:span></text:span><text:span text:style-name="Strong_20_Emphasis"><text:span text:style-name="T238">e</text:span></text:span><text:span text:style-name="Strong_20_Emphasis"><text:span text:style-name="T239">n</text:span></text:span><text:span text:style-name="Strong_20_Emphasis"><text:span text:style-name="T252"> </text:span></text:span><text:span text:style-name="Strong_20_Emphasis"><text:span text:style-name="T235">Live CD </text:span></text:span><text:span text:style-name="Strong_20_Emphasis"><text:span text:style-name="T243">met</text:span></text:span><text:span text:style-name="Strong_20_Emphasis"><text:span text:style-name="T235"> firmwarebestanden</text:span></text:span><text:span text:style-name="Strong_20_Emphasis"><text:span text:style-name="T314"><text:note-ref text:note-class="footnote" text:reference-format="text" text:ref-name="ftn6">4</text:note-ref></text:span></text:span><text:span text:style-name="Strong_20_Emphasis"><text:span text:style-name="T316"> </text:span></text:span><text:span text:style-name="Strong_20_Emphasis"><text:span text:style-name="T235">(</text:span></text:span><text:span text:style-name="Strong_20_Emphasis"><text:span text:style-name="T240">kies </text:span></text:span><text:span text:style-name="Strong_20_Emphasis"><text:span text:style-name="T235">debian-</text:span></text:span><text:span text:style-name="Strong_20_Emphasis"><text:span text:style-name="T240">live-</text:span></text:span><text:span text:style-name="Strong_20_Emphasis"><text:span text:style-name="T227">...-gnome</text:span></text:span><text:span text:style-name="Strong_20_Emphasis"><text:span text:style-name="T235">+non-fre</text:span></text:span><text:span text:style-name="Strong_20_Emphasis"><text:span text:style-name="T236">e</text:span></text:span><text:span text:style-name="Strong_20_Emphasis"><text:span text:style-name="T235">.iso), </text:span></text:span><text:span text:style-name="Strong_20_Emphasis"><text:span text:style-name="T213">e</text:span></text:span><text:span text:style-name="Strong_20_Emphasis"><text:span text:style-name="T216">n</text:span></text:span></text:p><text:p text:style-name="P94"><text:span text:style-name="Strong_20_Emphasis"><text:span text:style-name="T216"><text:tab/></text:span></text:span>plaats een USB-stick <text:span text:style-name="T472">van </text:span>min<text:span text:style-name="T473">imaal</text:span> 4 GB.</text:p><text:p text:style-name="P90"><text:tab/><text:span text:style-name="Strong_20_Emphasis"><text:span text:style-name="T242">G</text:span></text:span><text:span text:style-name="Strong_20_Emphasis"><text:span text:style-name="T222">ebruik </text:span></text:span><text:span text:style-name="Strong_20_Emphasis"><text:span text:style-name="T223">het programma balenaEtche</text:span></text:span><text:span text:style-name="Strong_20_Emphasis"><text:span text:style-name="T224">r</text:span></text:span><text:span text:style-name="Strong_20_Emphasis"><text:span text:style-name="T223"> </text:span></text:span><text:span text:style-name="Strong_20_Emphasis"><text:span text:style-name="T225">(</text:span></text:span><text:a xlink:type="simple" xlink:href="https://www.balena.io/etcher/" text:style-name="Internet_20_link" text:visited-style-name="Visited_20_Internet_20_Link"><text:span text:style-name="Strong_20_Emphasis"><text:span text:style-name="T465">etcher.io</text:span></text:span></text:a><text:span text:style-name="Strong_20_Emphasis"><text:span text:style-name="T225">) </text:span></text:span><text:span text:style-name="Strong_20_Emphasis"><text:span text:style-name="T232">om de CD naar de USB-stick te schrijven</text:span></text:span><text:span text:style-name="Strong_20_Emphasis"><text:span text:style-name="T225">; </text:span></text:span><text:span text:style-name="Strong_20_Emphasis"><text:span text:style-name="T223">balenaEtche</text:span></text:span><text:span text:style-name="Strong_20_Emphasis"><text:span text:style-name="T224">r</text:span></text:span><text:span text:style-name="Strong_20_Emphasis"><text:span text:style-name="T228"> is</text:span></text:span><text:span text:style-name="Strong_20_Emphasis"><text:span text:style-name="T225"> </text:span></text:span><text:span text:style-name="Strong_20_Emphasis"><text:span text:style-name="T221">beschikbaar voor </text:span></text:span><text:span text:style-name="Strong_20_Emphasis"><text:span text:style-name="T229">Windows, </text:span></text:span><text:span text:style-name="Strong_20_Emphasis"><text:span text:style-name="T230">OS X</text:span></text:span><text:span text:style-name="Strong_20_Emphasis"><text:span text:style-name="T223">, </text:span></text:span><text:span text:style-name="Strong_20_Emphasis"><text:span text:style-name="T225">en </text:span></text:span><text:span text:style-name="Strong_20_Emphasis"><text:span text:style-name="T231">GNU/</text:span></text:span><text:span text:style-name="Strong_20_Emphasis"><text:span text:style-name="T223">Linux</text:span></text:span><text:span text:style-name="Strong_20_Emphasis"><text:span text:style-name="T226">.</text:span></text:span></text:p></text:note-body></text:note></text:span><text:span text:style-name="T208"> </text:span><text:span text:style-name="T211">of</text:span><text:span text:style-name="T208"> </text:span><text:span text:style-name="T204">C</text:span><text:span text:style-name="T208">D</text:span><text:span text:style-name="T20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5">.</text:span></text:p>
            <text:p text:style-name="P38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435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35">instellingen</text:span></text:span><text:span text:style-name="T205">.</text:span></text:p>
          </table:table-cell>
        </table:table-row>
        <table:table-row table:style-name="TableLine93923991023072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6" draw:name="Vorm10" draw:style-name="gr1" draw:text-style-name="P10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9">K</text:span></text:span><text:span text:style-name="Strong_20_Emphasis"><text:span text:style-name="T128">ies </text:span></text:span><text:span text:style-name="Strong_20_Emphasis"><text:span text:style-name="T193">Graphical </text:span></text:span><text:span text:style-name="Strong_20_Emphasis"><text:span text:style-name="T194">Debian Installer</text:span></text:span><text:span text:style-name="Strong_20_Emphasis"><text:span text:style-name="T128"> </text:span></text:span><text:span text:style-name="Strong_20_Emphasis"><text:span text:style-name="T127">en druk op de </text:span></text:span><text:span text:style-name="Strong_20_Emphasis"><text:span text:style-name="T241">Enter</text:span></text:span><text:span text:style-name="Strong_20_Emphasis"><text:span text:style-name="T127">-toets.</text:span></text:span></text:p>
          </table:table-cell>
        </table:table-row>
        <table:table-row table:style-name="TableLine939239910224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7" draw:name="Vorm11" draw:style-name="gr1" draw:text-style-name="P10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02">S</text:span></text:span><text:span text:style-name="Strong_20_Emphasis"><text:span text:style-name="T255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5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5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3923991420832">
          <table:table-cell table:style-name="_32_._5f_Installatie_5f_uitvoeren.A1" office:value-type="string">
            <text:p text:style-name="P49"><text:span text:style-name="Strong_20_Emphasis"><text:span text:style-name="T101"><text:s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40">V</text:span></text:span><text:span text:style-name="Strong_20_Emphasis"><text:span text:style-name="T139">olg de aanwijzingen </text:span></text:span><text:span text:style-name="Strong_20_Emphasis"><text:span text:style-name="T140">op ieder scherm </text:span></text:span><text:span text:style-name="Strong_20_Emphasis"><text:span text:style-name="T139">en klik op</text:span></text:span><text:span text:style-name="Strong_20_Emphasis"><text:span text:style-name="T162"> </text:span></text:span><text:span text:style-name="Strong_20_Emphasis"><text:span text:style-name="T299">Volgende.</text:span></text:span></text:p>
          </table:table-cell>
        </table:table-row>
        <table:table-row table:style-name="TableLine93923991421088">
          <table:table-cell table:style-name="_32_._5f_Installatie_5f_uitvoeren.A1" office:value-type="string">
            <text:p text:style-name="P73"><text:span text:style-name="Strong_20_Emphasis"><text:span text:style-name="T101"><text:s/></text:span></text:span><text:span text:style-name="Strong_20_Emphasis"><text:span text:style-name="T142"><draw:control text:anchor-type="as-char" draw:z-index="49" draw:name="Vorm13_1" draw:style-name="gr1" draw:text-style-name="P10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54">O</text:span></text:span><text:span text:style-name="Strong_20_Emphasis"><text:span text:style-name="T155">p </text:span></text:span><text:span text:style-name="Strong_20_Emphasis"><text:span text:style-name="T156">het </text:span></text:span><text:span text:style-name="Strong_20_Emphasis"><text:span text:style-name="T157">scherm </text:span></text:span><text:span text:style-name="Strong_20_Emphasis"><text:span text:style-name="T304">H</text:span></text:span><text:span text:style-name="Strong_20_Emphasis"><text:span text:style-name="T263">et t</text:span></text:span><text:span text:style-name="Strong_20_Emphasis"><text:span text:style-name="T262">oetsenbord </text:span></text:span><text:span text:style-name="Strong_20_Emphasis"><text:span text:style-name="T263">configureren</text:span></text:span><text:span text:style-name="Strong_20_Emphasis"><text:span text:style-name="T157"> </text:span></text:span><text:span text:style-name="Strong_20_Emphasis"><text:span text:style-name="T158">controleer </text:span></text:span><text:span text:style-name="Strong_20_Emphasis"><text:span text:style-name="T159">de </text:span></text:span><text:span text:style-name="Strong_20_Emphasis"><text:span text:style-name="T158">toetsenbordindeling </text:span></text:span><text:span text:style-name="Strong_20_Emphasis"><text:span text:style-name="T160">en </text:span></text:span><text:span text:style-name="Strong_20_Emphasis"><text:span text:style-name="T154">klik </text:span></text:span><text:span text:style-name="Strong_20_Emphasis"><text:span text:style-name="T157">op</text:span></text:span><text:span text:style-name="Strong_20_Emphasis"><text:span text:style-name="T198"> </text:span></text:span><text:span text:style-name="Strong_20_Emphasis"><text:span text:style-name="T163">V</text:span></text:span><text:span text:style-name="Strong_20_Emphasis"><text:span text:style-name="T166">olgende</text:span></text:span><text:span text:style-name="Strong_20_Emphasis"><text:span text:style-name="T72">.</text:span></text:span></text:p>
          </table:table-cell>
        </table:table-row>
        <table:table-row table:style-name="TableLine93923991421344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7" draw:name="Vorm13_0" draw:style-name="gr1" draw:text-style-name="P10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61">Automatische herkenning van netwerkhardware uitvoeren</text:span></text:span><text:span text:style-name="Strong_20_Emphasis"><text:span text:style-name="T31"> </text:span></text:span><text:span text:style-name="Strong_20_Emphasis"><text:span text:style-name="T137">versch</text:span></text:span><text:span text:style-name="Strong_20_Emphasis"><text:span text:style-name="T134">ij</text:span></text:span><text:span text:style-name="Strong_20_Emphasis"><text:span text:style-name="T137">nt, </text:span></text:span><text:span text:style-name="Strong_20_Emphasis"><text:span text:style-name="T138">s</text:span></text:span><text:span text:style-name="Strong_20_Emphasis"><text:span text:style-name="T137">electeer </text:span></text:span><text:span text:style-name="Strong_20_Emphasis"><text:span text:style-name="T196">Ja</text:span></text:span><text:span text:style-name="Strong_20_Emphasis"><text:span text:style-name="T137"> als de </text:span></text:span><text:span text:style-name="Strong_20_Emphasis"><text:span text:style-name="T138">firmware</text:span></text:span><text:span text:style-name="Strong_20_Emphasis"><text:span text:style-name="T137">bestanden</text:span></text:span><text:span text:style-name="Strong_20_Emphasis"><text:span text:style-name="T137"><text:note text:id="ftn6" text:note-class="footnote"><text:note-citation>4</text:note-citation><text:note-body><text:p text:style-name="P92"><text:span text:style-name="T386">R</text:span><text:span text:style-name="T467">aadpleeg </text:span><text:a xlink:type="simple" xlink:href="https://wiki.debian.org/Firmware" text:style-name="Internet_20_link" text:visited-style-name="Visited_20_Internet_20_Link"><text:span text:style-name="T449">wiki.debian.org/Firmware</text:span></text:a> <text:span text:style-name="T468">voor firmwarebestanden </text:span><text:span text:style-name="T474">voor, </text:span><text:span text:style-name="T468">tijdens, of na de installatie.</text:span></text:p></text:note-body></text:note></text:span></text:span><text:span text:style-name="Strong_20_Emphasis"><text:span text:style-name="T137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7">selecteer </text:span></text:span><text:span text:style-name="Strong_20_Emphasis"><text:span text:style-name="T196">Nee</text:span></text:span><text:span text:style-name="Strong_20_Emphasis"><text:span text:style-name="T137"> om dit later op te lossen</text:span></text:span><text:span text:style-name="Strong_20_Emphasis"><text:span text:style-name="T314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3">V</text:span></text:span><text:span text:style-name="Strong_20_Emphasis"><text:span text:style-name="T166">olgende</text:span></text:span><text:span text:style-name="Strong_20_Emphasis"><text:span text:style-name="T34">.</text:span></text:span></text:p>
          </table:table-cell>
        </table:table-row>
        <table:table-row table:style-name="TableLine93923991421600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8" draw:name="Vorm13" draw:style-name="gr1" draw:text-style-name="P10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30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03">H</text:span></text:span><text:span text:style-name="Strong_20_Emphasis"><text:span text:style-name="T256">et netwerk configureren</text:span></text:span><text:span text:style-name="Strong_20_Emphasis"><text:span text:style-name="T31"> </text:span></text:span><text:span text:style-name="Strong_20_Emphasis"><text:span text:style-name="T134">bij</text:span></text:span><text:span text:style-name="Strong_20_Emphasis"><text:span text:style-name="T31"> </text:span></text:span><text:span text:style-name="Strong_20_Emphasis"><text:span text:style-name="T187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88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3">V</text:span></text:span><text:span text:style-name="Strong_20_Emphasis"><text:span text:style-name="T166">olgende</text:span></text:span><text:span text:style-name="Strong_20_Emphasis"><text:span text:style-name="T34">.</text:span></text:span></text:p>
          </table:table-cell>
        </table:table-row>
        <table:table-row table:style-name="TableLine93923991421856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9" draw:name="Vorm14" draw:style-name="gr1" draw:text-style-name="P10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57">Gebruikers en wachtwoorden instellen</text:span></text:span><text:span text:style-name="Strong_20_Emphasis"><text:span text:style-name="T272"> </text:span></text:span><text:span text:style-name="Strong_20_Emphasis"><text:span text:style-name="T273">bij</text:span></text:span><text:span text:style-name="Strong_20_Emphasis"><text:span text:style-name="T272"> </text:span></text:span><text:span text:style-name="Strong_20_Emphasis"><text:span text:style-name="T258">Wat is de volledige naam van de nieuwe gebruiker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1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7">V</text:span></text:span><text:span text:style-name="Strong_20_Emphasis"><text:span text:style-name="T166">olgende</text:span></text:span><text:span text:style-name="Strong_20_Emphasis"><text:span text:style-name="T34">.</text:span></text:span></text:p>
          </table:table-cell>
        </table:table-row>
        <table:table-row table:style-name="TableLine93923991422112">
          <table:table-cell table:style-name="_32_._5f_Installatie_5f_uitvoeren.A1" office:value-type="string">
            <text:p text:style-name="P62"><text:span text:style-name="Strong_20_Emphasis"><text:span text:style-name="T101"><text:s/></text:span></text:span><text:span text:style-name="Strong_20_Emphasis"><text:span text:style-name="T142"><draw:control text:anchor-type="as-char" draw:z-index="41" draw:name="Vorm15" draw:style-name="gr1" draw:text-style-name="P10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57">Gebruikers en wachtwoorden instellen</text:span></text:span><text:span text:style-name="Strong_20_Emphasis"><text:span text:style-name="T272"> </text:span></text:span><text:span text:style-name="Strong_20_Emphasis"><text:span text:style-name="T273">bij</text:span></text:span><text:span text:style-name="Strong_20_Emphasis"><text:span text:style-name="T272"> </text:span></text:span><text:span text:style-name="Strong_20_Emphasis"><text:span text:style-name="T258">Wat is </text:span></text:span><text:span text:style-name="Strong_20_Emphasis"><text:span text:style-name="T260">het wachtwoord voor de nieuwe gebruiker</text:span></text:span><text:span text:style-name="Strong_20_Emphasis"><text:span text:style-name="T258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1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7">V</text:span></text:span><text:span text:style-name="Strong_20_Emphasis"><text:span text:style-name="T166">olgende</text:span></text:span><text:span text:style-name="Strong_20_Emphasis"><text:span text:style-name="T34">.</text:span></text:span></text:p>
          </table:table-cell>
        </table:table-row>
        <table:table-row table:style-name="TableLine93923991422368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10" draw:name="Vorm16" draw:style-name="gr1" draw:text-style-name="P10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59">Schijven indelen</text:span></text:span><text:span text:style-name="Strong_20_Emphasis"><text:span text:style-name="T274"> </text:span></text:span><text:span text:style-name="Strong_20_Emphasis"><text:span text:style-name="T309">bij</text:span></text:span><text:span text:style-name="Strong_20_Emphasis"><text:span text:style-name="T274"> </text:span></text:span><text:span text:style-name="Strong_20_Emphasis"><text:span text:style-name="T259">Schijfindelingsmethode</text:span></text:span><text:span text:style-name="Strong_20_Emphasis"><text:span text:style-name="T254"> </text:span></text:span><text:span text:style-name="Strong_20_Emphasis"><text:span text:style-name="T62">wordt </text:span></text:span><text:span text:style-name="Strong_20_Emphasis"><text:span text:style-name="T199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89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89">Volgende</text:span></text:span><text:span text:style-name="Strong_20_Emphasis"><text:span text:style-name="T62">.</text:span></text:span></text:p>
          </table:table-cell>
        </table:table-row>
        <table:table-row table:style-name="TableLine93923991422624">
          <table:table-cell table:style-name="_32_._5f_Installatie_5f_uitvoeren.A1" office:value-type="string">
            <text:p text:style-name="P71"><text:span text:style-name="Strong_20_Emphasis"><text:span text:style-name="T101"><text:s/></text:span></text:span><text:span text:style-name="Strong_20_Emphasis"><text:span text:style-name="T142"><draw:control text:anchor-type="as-char" draw:z-index="48" draw:name="Vorm18_0" draw:style-name="gr1" draw:text-style-name="P10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59">Schijven indelen</text:span></text:span><text:span text:style-name="Strong_20_Emphasis"><text:span text:style-name="T274"> </text:span></text:span><text:span text:style-name="Strong_20_Emphasis"><text:span text:style-name="T275">en </text:span></text:span><text:span text:style-name="Strong_20_Emphasis"><text:span text:style-name="T296">Data … wordt gewist</text:span></text:span><text:span text:style-name="Strong_20_Emphasis"><text:span text:style-name="T275"> klik </text:span></text:span><text:span text:style-name="Strong_20_Emphasis"><text:span text:style-name="T276">evt. </text:span></text:span><text:span text:style-name="Strong_20_Emphasis"><text:span text:style-name="T275">op </text:span></text:span><text:span text:style-name="Strong_20_Emphasis"><text:span text:style-name="T197">Annuleren</text:span></text:span><text:span text:style-name="Strong_20_Emphasis"><text:span text:style-name="T23">.</text:span></text:span></text:p>
          </table:table-cell>
        </table:table-row>
        <table:table-row table:style-name="TableLine93923991422880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6" draw:name="Vorm17_0" draw:style-name="gr1" draw:text-style-name="P10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41">de </text:span></text:span><text:span text:style-name="Strong_20_Emphasis"><text:span text:style-name="T190">Wachtzin voor de versleuteling</text:span></text:span><text:span text:style-name="Strong_20_Emphasis"><text:span text:style-name="T63"> op en </text:span></text:span><text:span text:style-name="Strong_20_Emphasis"><text:span text:style-name="T131">klik op </text:span></text:span><text:span text:style-name="Strong_20_Emphasis"><text:span text:style-name="T195">Volgende</text:span></text:span><text:span text:style-name="Strong_20_Emphasis"><text:span text:style-name="T131">.</text:span></text:span></text:p>
          </table:table-cell>
        </table:table-row>
        <table:table-row table:style-name="TableLine93923991423136">
          <table:table-cell table:style-name="_32_._5f_Installatie_5f_uitvoeren.A1" office:value-type="string">
            <text:p text:style-name="P76"><text:span text:style-name="Strong_20_Emphasis"><text:span text:style-name="T101"><text:s/></text:span></text:span><text:span text:style-name="Strong_20_Emphasis"><text:span text:style-name="T142"><draw:control text:anchor-type="as-char" draw:z-index="51" draw:name="Vorm18_1" draw:style-name="gr1" draw:text-style-name="P10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59">Schijven indelen</text:span></text:span><text:span text:style-name="Strong_20_Emphasis"><text:span text:style-name="T274"> </text:span></text:span><text:span text:style-name="Strong_20_Emphasis"><text:span text:style-name="T310">met</text:span></text:span><text:span text:style-name="Strong_20_Emphasis"><text:span text:style-name="T30"> </text:span></text:span><text:span text:style-name="Strong_20_Emphasis"><text:span text:style-name="T254">Wilt u deze aanpassingen wegschrijven naar de schijven?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2">ies</text:span></text:span><text:span text:style-name="Strong_20_Emphasis"><text:span text:style-name="T64"> </text:span></text:span><text:span text:style-name="Strong_20_Emphasis"><text:span text:style-name="T191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4">V</text:span></text:span><text:span text:style-name="Strong_20_Emphasis"><text:span text:style-name="T168">olgende</text:span></text:span><text:span text:style-name="Strong_20_Emphasis"><text:span text:style-name="T23">.</text:span></text:span></text:p>
          </table:table-cell>
        </table:table-row>
        <table:table-row table:style-name="TableLine93923991423392">
          <table:table-cell table:style-name="_32_._5f_Installatie_5f_uitvoeren.A1" office:value-type="string">
            <text:p text:style-name="P75"><text:span text:style-name="Strong_20_Emphasis"><text:span text:style-name="T101"><text:s/></text:span></text:span><text:span text:style-name="Strong_20_Emphasis"><text:span text:style-name="T142"><draw:control text:anchor-type="as-char" draw:z-index="50" draw:name="Vorm17_1" draw:style-name="gr1" draw:text-style-name="P10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70">Als</text:span> het scherm <text:span text:style-name="T440">Software-selectie</text:span> verschijnt, <text:span text:style-name="T443">dat is als de Netwerk installer CD wordt gebruikt</text:span>, klik <text:span text:style-name="T463">in keuzevak </text:span>voor <text:span text:style-name="T440">GNOME</text:span> en klik op <text:span text:style-name="T440">Volgende</text:span>.</text:p>
          </table:table-cell>
        </table:table-row>
        <table:table-row table:style-name="TableLine93923991423648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11" draw:name="Vorm19" draw:style-name="gr1" draw:text-style-name="P10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2">De GRUB opstartlader op een harde schijf installeren</text:span></text:span><text:span text:style-name="Strong_20_Emphasis"><text:span text:style-name="T69"> </text:span></text:span><text:span text:style-name="Strong_20_Emphasis"><text:span text:style-name="T135">bij</text:span></text:span><text:span text:style-name="Strong_20_Emphasis"><text:span text:style-name="T69"> </text:span></text:span><text:span text:style-name="Strong_20_Emphasis"><text:span text:style-name="T192">Apparaat waarop de opstartlader geïnstalleerd wordt</text:span></text:span><text:span text:style-name="Strong_20_Emphasis"><text:span text:style-name="T69"> selecteer </text:span></text:span><text:span text:style-name="Strong_20_Emphasis"><text:span text:style-name="T192">/dev/...</text:span></text:span><text:span text:style-name="Strong_20_Emphasis"><text:span text:style-name="T69"> en klik op </text:span></text:span><text:span text:style-name="Strong_20_Emphasis"><text:span text:style-name="T192">Volgende</text:span></text:span><text:span text:style-name="Strong_20_Emphasis"><text:span text:style-name="T69">.</text:span></text:span></text:p>
          </table:table-cell>
        </table:table-row>
        <table:table-row table:style-name="TableLine939239914239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23991424160">
          <table:table-cell table:style-name="_32_._5f_Installatie_5f_uitvoer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12" draw:name="Vorm20" draw:style-name="gr1" draw:text-style-name="P10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8">Verwijder </text:span></text:span><text:span text:style-name="Strong_20_Emphasis"><text:span text:style-name="T149">het </text:span></text:span><text:span text:style-name="Strong_20_Emphasis"><text:span text:style-name="T148">installatiemedium (</text:span></text:span><text:span text:style-name="Strong_20_Emphasis"><text:span text:style-name="T150">USB-stick of </text:span></text:span><text:span text:style-name="Strong_20_Emphasis"><text:span text:style-name="T136">C</text:span></text:span><text:span text:style-name="Strong_20_Emphasis"><text:span text:style-name="T150">D</text:span></text:span><text:span text:style-name="Strong_20_Emphasis"><text:span text:style-name="T315"><text:note-ref text:note-class="footnote" text:reference-format="text" text:ref-name="ftn5">3</text:note-ref></text:span></text:span><text:span text:style-name="Strong_20_Emphasis"><text:span text:style-name="T148">) </text:span></text:span><text:span text:style-name="Strong_20_Emphasis"><text:span text:style-name="T151">en</text:span></text:span><text:span text:style-name="Strong_20_Emphasis"><text:span text:style-name="T148"> </text:span></text:span><text:span text:style-name="Strong_20_Emphasis"><text:span text:style-name="T144">druk </text:span></text:span><text:span text:style-name="Strong_20_Emphasis"><text:span text:style-name="T152">op</text:span></text:span><text:span text:style-name="Strong_20_Emphasis"><text:span text:style-name="T144"> </text:span></text:span><text:span text:style-name="Strong_20_Emphasis"><text:span text:style-name="T127">de </text:span></text:span><text:span text:style-name="Strong_20_Emphasis"><text:span text:style-name="T241">Enter</text:span></text:span><text:span text:style-name="Strong_20_Emphasis"><text:span text:style-name="T127">-toets</text:span></text:span><text:span text:style-name="Strong_20_Emphasis"><text:span text:style-name="T153">.</text:span></text:span></text:p>
          </table:table-cell>
        </table:table-row>
      </table:table>
      <text:p text:style-name="P37"><text:span text:style-name="Strong_20_Emphasis"><text:span text:style-name="T144"/></text:span></text:p>
      <text:list xml:id="list80521421293421" text:continue-numbering="true" text:style-name="L1">
        <text:list-item>
          <text:p text:style-name="P99"><text:span text:style-name="Strong_20_Emphasis"><text:span text:style-name="T264">Installatie </text:span></text:span><text:span text:style-name="Strong_20_Emphasis"><text:span text:style-name="T265">afronde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23991360416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3" draw:name="Vorm21" draw:style-name="gr1" draw:text-style-name="P10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89">LVM met encryptie</text:span></text:span><text:span text:style-name="Strong_20_Emphasis"><text:span text:style-name="T300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15">Enter</text:span></text:span><text:span text:style-name="Strong_20_Emphasis"><text:span text:style-name="T56">-toets.</text:span></text:span></text:p>
          </table:table-cell>
        </table:table-row>
        <table:table-row table:style-name="TableLine939239913577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923991167984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4" draw:name="Vorm22" draw:style-name="gr1" draw:text-style-name="P10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39239913556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6"/></text:span></text:p>
          </table:table-cell>
        </table:table-row>
        <table:table-row table:style-name="TableLine93923991469424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5" draw:name="Vorm23" draw:style-name="gr1" draw:text-style-name="P10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3">gebruikers </text:span></text:span><text:span text:style-name="Strong_20_Emphasis"><text:span text:style-name="T145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86"><text:note text:id="ftn7" text:note-class="footnote"><text:note-citation>1</text:note-citation><text:note-body><text:p text:style-name="P88"><text:span text:style-name="T376">De </text:span><text:span text:style-name="T390">Super</text:span><text:span text:style-name="T376">-toets is de Windows</text:span><text:span text:style-name="T377">-</text:span><text:span text:style-name="T378">toets</text:span><text:span text:style-name="T376">, </text:span><text:span text:style-name="T377">C</text:span><text:span text:style-name="T376">ommand-</text:span><text:span text:style-name="T378">toets</text:span><text:span text:style-name="T376">, of </text:span><text:span text:style-name="T377">V</text:span><text:span text:style-name="T376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6">geb</text:span></text:span><text:span text:style-name="Strong_20_Emphasis"><text:span text:style-name="T177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97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98">Gebruikers</text:span></text:span><text:span text:style-name="Strong_20_Emphasis"><text:span text:style-name="T111">.</text:span></text:span></text:p>
          </table:table-cell>
        </table:table-row>
        <table:table-row table:style-name="TableLine93923991605040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6" draw:name="Vorm24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6">Klik links</text:span></text:span><text:span text:style-name="Strong_20_Emphasis"><text:span text:style-name="T147"> </text:span></text:span><text:span text:style-name="Strong_20_Emphasis"><text:span text:style-name="T124">op </text:span></text:span><text:span text:style-name="Strong_20_Emphasis"><text:span text:style-name="T185">Ontgrendelen</text:span></text:span><text:span text:style-name="Strong_20_Emphasis"><text:span text:style-name="T124"> </text:span></text:span><text:span text:style-name="Strong_20_Emphasis"><text:span text:style-name="T123">en daarna op </text:span></text:span><text:span text:style-name="Strong_20_Emphasis"><text:span text:style-name="T289">Gebruik</text:span></text:span><text:span text:style-name="Strong_20_Emphasis"><text:span text:style-name="T290">er</text:span></text:span><text:span text:style-name="Strong_20_Emphasis"><text:span text:style-name="T289"> toevoegen</text:span></text:span><text:span text:style-name="Strong_20_Emphasis"><text:span text:style-name="T123">.</text:span></text:span></text:p>
          </table:table-cell>
        </table:table-row>
        <table:table-row table:style-name="TableLine93923991550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3923991602784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7" draw:name="Vorm25" draw:style-name="gr1" draw:text-style-name="P10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45">Super</text:span></text:span><text:span text:style-name="Strong_20_Emphasis"><text:span text:style-name="T89">-toets</text:span></text:span><text:span text:style-name="Strong_20_Emphasis"><text:span text:style-name="T312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of</text:span></text:span><text:span text:style-name="Strong_20_Emphasis"><text:span text:style-name="T181">t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8">Software</text:span></text:span><text:span text:style-name="Strong_20_Emphasis"><text:span text:style-name="T89">.</text:span></text:span></text:p>
          </table:table-cell>
        </table:table-row>
        <table:table-row table:style-name="TableLine93923991607888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8" draw:name="Vorm26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64">Klik op </text:span><text:span text:style-name="T367">Updates</text:span><text:span text:style-name="T365"> en a</text:span><text:span text:style-name="T363">ls</text:span><text:span text:style-name="T359"> </text:span><text:span text:style-name="T360">er </text:span><text:span text:style-name="T359">updates beschikbaar zijn, k</text:span><text:span text:style-name="T361">lik op </text:span><text:span text:style-name="Strong_20_Emphasis"><text:span text:style-name="T373">Downloaden</text:span></text:span><text:span text:style-name="T361"> </text:span><text:span text:style-name="T366">en vervolgens op </text:span><text:span text:style-name="T368">Herstarten &amp; bijwerken</text:span><text:span text:style-name="T366">.</text:span></text:p>
          </table:table-cell>
        </table:table-row>
        <table:table-row table:style-name="TableLine93923991608544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9" draw:name="Vorm27" draw:style-name="gr1" draw:text-style-name="P10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62">A</text:span><text:span text:style-name="T442">anmelden als </text:span><text:span text:style-name="Definition"><text:span text:style-name="T8">gebruiker</text:span></text:span>.</text:p>
          </table:table-cell>
        </table:table-row>
        <table:table-row table:style-name="TableLine939239914702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3923991552304">
          <table:table-cell table:style-name="_33_._5f_Installatie_5f_afronden.A1" office:value-type="string">
            <text:p text:style-name="P49"><text:span text:style-name="Strong_20_Emphasis"><text:span text:style-name="T101"><text:s/></text:span></text:span><text:span text:style-name="Strong_20_Emphasis"><text:span text:style-name="T142"><draw:control text:anchor-type="as-char" draw:z-index="43" draw:name="Vorm4_1" draw:style-name="gr1" draw:text-style-name="P10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312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0">ter</text:span></text:span><text:span text:style-name="Strong_20_Emphasis"><text:span text:style-name="T181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05">Terminalvenster</text:span></text:span><text:span text:style-name="Strong_20_Emphasis"><text:span text:style-name="T114">. </text:span></text:span></text:p>
          </table:table-cell>
        </table:table-row>
        <table:table-row table:style-name="TableLine93923991565840">
          <table:table-cell table:style-name="_33_._5f_Installatie_5f_afronden.A1" office:value-type="string">
            <text:p text:style-name="P63"><text:span text:style-name="Strong_20_Emphasis"><text:span text:style-name="T101"><text:s/></text:span></text:span><text:span text:style-name="Strong_20_Emphasis"><text:span text:style-name="T142"><draw:control text:anchor-type="as-char" draw:z-index="45" draw:name="Vorm4_0" draw:style-name="gr1" draw:text-style-name="P10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8"><text:span text:style-name="T475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6">e</text:span></text:span><text:span text:style-name="Strong_20_Emphasis"><text:span text:style-name="T114"> opdrachten, ieder gevolgd door de </text:span></text:span><text:span text:style-name="Strong_20_Emphasis"><text:span text:style-name="T246">Enter</text:span></text:span><text:span text:style-name="Strong_20_Emphasis"><text:span text:style-name="T87">-toets:<text:line-break/></text:span></text:span><text:span text:style-name="User_20_Entry"><text:span text:style-name="T318">sudo</text:span></text:span><text:span text:style-name="User_20_Entry"><text:span text:style-name="T317"> </text:span></text:span><text:span text:style-name="User_20_Entry"><text:span text:style-name="T318">apt install wget</text:span></text:span><text:span text:style-name="User_20_Entry"><text:span text:style-name="T317"><text:line-break/>wget karelzimmer.nl/</text:span></text:span><text:span text:style-name="User_20_Entry"><text:span text:style-name="T321">kz</text:span></text:span><text:span text:style-name="User_20_Entry"><text:span text:style-name="T317"><text:line-break/>bash </text:span></text:span><text:span text:style-name="User_20_Entry"><text:span text:style-name="T321">kz</text:span></text:span></text:p>
            <text:p text:style-name="P79"><text:span text:style-name="User_20_Entry"><text:span text:style-name="T320">exit</text:span></text:span></text:p>
          </table:table-cell>
        </table:table-row>
        <table:table-row table:style-name="TableLine93923991461440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3923991462032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0" draw:name="Vorm33" draw:style-name="gr1" draw:text-style-name="P10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45">Super</text:span></text:span><text:span text:style-name="Strong_20_Emphasis"><text:span text:style-name="T89">-toets</text:span></text:span><text:span text:style-name="Strong_20_Emphasis"><text:span text:style-name="T312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9">men</text:span></text:span><text:span text:style-name="Strong_20_Emphasis"><text:span text:style-name="T174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3">Installatiem</text:span></text:span><text:span text:style-name="Strong_20_Emphasis"><text:span text:style-name="T282">enu</text:span></text:span><text:span text:style-name="Strong_20_Emphasis"><text:span text:style-name="T86">.</text:span></text:span></text:p>
          </table:table-cell>
        </table:table-row>
        <table:table-row table:style-name="TableLine93923991591232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1" draw:name="Vorm34" draw:style-name="gr1" draw:text-style-name="P10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81">3 -</text:span></text:span><text:span text:style-name="Strong_20_Emphasis"><text:span text:style-name="T253"> </text:span></text:span><text:span text:style-name="Strong_20_Emphasis"><text:span text:style-name="T277">Installatie</text:span></text:span><text:span text:style-name="Strong_20_Emphasis"><text:span text:style-name="T278"> </text:span></text:span><text:span text:style-name="Strong_20_Emphasis"><text:span text:style-name="T279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8">Verder</text:span></text:span><text:span text:style-name="Strong_20_Emphasis"><text:span text:style-name="T100">.</text:span></text:span></text:p>
          </table:table-cell>
        </table:table-row>
        <table:table-row table:style-name="TableLine93923991591824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2" draw:name="Vorm35" draw:style-name="gr1" draw:text-style-name="P10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3">Volg de aanwijzingen op het scherm.</text:span></text:span></text:p>
          </table:table-cell>
        </table:table-row>
        <table:table-row table:style-name="TableLine93923991592576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5"/>
          </table:table-cell>
        </table:table-row>
        <table:table-row table:style-name="TableLine93923991593328">
          <table:table-cell table:style-name="_33_._5f_Installatie_5f_afronden.A1" office:value-type="string">
            <text:p text:style-name="P81"><text:span text:style-name="Strong_20_Emphasis"><text:span text:style-name="T101"><text:s/></text:span></text:span><text:span text:style-name="Strong_20_Emphasis"><text:span text:style-name="T142"><draw:control text:anchor-type="as-char" draw:z-index="52" draw:name="Vorm35_0" draw:style-name="gr1" draw:text-style-name="P107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4"><text:span text:style-name="T477">De installatie kan nagelopen worden aan de hand van bestanden</text:span><text:span text:style-name="T476"><text:note text:id="ftn8" text:note-class="footnote"><text:note-citation>2</text:note-citation><text:note-body><text:p text:style-name="P95"><text:span text:style-name="T477">Bestanden </text:span><text:span text:style-name="T438">kz_install-* in /usr/local/etc</text:span><text:span text:style-name="T437">.</text:span></text:p></text:note-body></text:note></text:span><text:span text:style-name="T477"> aangemaakt in hoofdstuk 1 met keuze 1 - Installatie voorbereiden.</text:span></text:p>
          </table:table-cell>
        </table:table-row>
      </table:table>
      <text:p text:style-name="P39"><text:span text:style-name="Strong_20_Emphasis"><text:span text:style-name="T22"><text:tab/></text:span></text:span></text:p>
      <text:p text:style-name="P40"><text:span text:style-name="Strong_20_Emphasis"><text:span text:style-name="T100"/></text:span></text:p>
      <text:p text:style-name="P41"><text:span text:style-name="Strong_20_Emphasis"><text:span text:style-name="T73"/></text:span></text:p>
      <text:list xml:id="list80522083731927" text:continue-numbering="true" text:style-name="L1">
        <text:list-item>
          <text:p text:style-name="P100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3923991499440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3" draw:name="Vorm36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9" text:note-class="footnote"><text:note-citation>1</text:note-citation><text:note-body><text:p text:style-name="P87"><text:span text:style-name="T439">Na aanmelden als </text:span><text:span text:style-name="Definition"><text:span text:style-name="T450">2</text:span></text:span><text:span text:style-name="Definition"><text:span text:style-name="T483">e</text:span></text:span><text:span text:style-name="Definition"><text:span text:style-name="T450"> </text:span></text:span><text:span text:style-name="Definition"><text:span text:style-name="T451">gebruiker</text:span></text:span><text:span text:style-name="T439">, </text:span><text:span text:style-name="T464">zoek en </text:span><text:span text:style-name="T439">start</text:span><text:span text:style-name="T448"> </text:span><text:span text:style-name="T447">In</text:span><text:span text:style-name="T441">stallatiemenu</text:span><text:span text:style-name="Strong_20_Emphasis"><text:span text:style-name="T301"> </text:span></text:span><text:span text:style-name="T439">en </text:span><text:span text:style-name="User_20_Entry"><text:span text:style-name="T249">kies </text:span></text:span><text:span text:style-name="User_20_Entry"><text:span text:style-name="T251">4 -</text:span></text:span><text:span text:style-name="User_20_Entry"><text:span text:style-name="T249"> </text:span></text:span><text:span text:style-name="User_20_Entry"><text:span text:style-name="T250">Gebruiker inrichten</text:span></text:span><text:span text:style-name="User_20_Entry"><text:span text:style-name="T249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72">Installatiemenu</text:span></text:span><text:span text:style-name="Strong_20_Emphasis"><text:span text:style-name="T301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81">4 -</text:span></text:span><text:span text:style-name="Strong_20_Emphasis"><text:span text:style-name="T253"> </text:span></text:span><text:span text:style-name="T294">Gebruiker inrichten</text:span><text:span text:style-name="Strong_20_Emphasis"><text:span text:style-name="T76">.</text:span></text:span></text:p>
          </table:table-cell>
        </table:table-row>
        <table:table-row table:style-name="TableLine93923991844752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4" draw:name="Vorm37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37">Volg de aanwijzingen op het scherm.</text:span></text:span></text:p>
          </table:table-cell>
        </table:table-row>
        <table:table-row table:style-name="TableLine93923991845008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7"/>
          </table:table-cell>
        </table:table-row>
        <table:table-row table:style-name="TableLine93923991842192">
          <table:table-cell table:style-name="Tabel2.A1" office:value-type="string">
            <text:p text:style-name="P82"><text:span text:style-name="Strong_20_Emphasis"><text:span text:style-name="T101"><text:s/></text:span></text:span><text:span text:style-name="Strong_20_Emphasis"><text:span text:style-name="T142"><draw:control text:anchor-type="as-char" draw:z-index="53" draw:name="Vorm37_0" draw:style-name="gr1" draw:text-style-name="P107" svg:width="0.35cm" svg:height="0.35cm" draw:control="control54"/></text:span></text:span></text:p>
          </table:table-cell>
          <table:table-cell table:style-name="Tabel2.A1" office:value-type="string">
            <text:p text:style-name="P85"><text:span text:style-name="T391">Het</text:span><text:span text:style-name="T477"> </text:span><text:span text:style-name="T392">inrichten </text:span><text:span text:style-name="T477">kan nagelopen worden aan de hand van bestanden</text:span><text:span text:style-name="T476"><text:note text:id="ftn10" text:note-class="footnote"><text:note-citation>2</text:note-citation><text:note-body><text:p text:style-name="P96"><text:span text:style-name="T389">M</text:span><text:span text:style-name="T478">ap kz_setup_list</text:span><text:span text:style-name="T479">s</text:span><text:span text:style-name="T478"> in de Persoonlijke map.</text:span></text:p></text:note-body></text:note></text:span><text:span text:style-name="T477"> aangemaakt in hoofdstuk 1 met keuze 1 - Installatie voorbereiden.</text:span></text:p>
          </table:table-cell>
        </table:table-row>
        <table:table-row table:style-name="TableLine939239918332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3991830736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5" draw:name="Vorm38" draw:style-name="gr1" draw:text-style-name="P107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81">Herstart de computer.</text:span></text:span></text:p>
          </table:table-cell>
        </table:table-row>
        <table:table-row table:style-name="TableLine939239918281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3991823056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6" draw:name="Vorm39" draw:style-name="gr1" draw:text-style-name="P107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39239917443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3991780048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7" draw:name="Vorm40" draw:style-name="gr1" draw:text-style-name="P107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89">LVM met encryptie</text:span></text:span><text:span text:style-name="Strong_20_Emphasis"><text:span text:style-name="T300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86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3">balk</text:span></text:span><text:span text:style-name="Strong_20_Emphasis"><text:span text:style-name="T55">.</text:span></text:span></text:p>
          </table:table-cell>
        </table:table-row>
        <table:table-row table:style-name="TableLine939239917806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3991841216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8" draw:name="Vorm41" draw:style-name="gr1" draw:text-style-name="P107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9">Maak een </text:span></text:span><text:span text:style-name="Strong_20_Emphasis"><text:span text:style-name="T271">back-up</text:span></text:span><text:span text:style-name="Strong_20_Emphasis"><text:span text:style-name="T269"> </text:span></text:span><text:span text:style-name="Strong_20_Emphasis"><text:span text:style-name="T268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1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3">Installatie</text:span></text:span><text:span text:style-name="Strong_20_Emphasis"><text:span text:style-name="T284">m</text:span></text:span><text:span text:style-name="Strong_20_Emphasis"><text:span text:style-name="T282">enu</text:span></text:span><text:span text:style-name="Strong_20_Emphasis"><text:span text:style-name="T86">.</text:span></text:span></text:p>
          </table:table-cell>
        </table:table-row>
        <table:table-row table:style-name="TableLine93923991841808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9" draw:name="Vorm42" draw:style-name="gr1" draw:text-style-name="P107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7">K</text:span></text:span><text:span text:style-name="Strong_20_Emphasis"><text:span text:style-name="T269">ies</text:span></text:span><text:span text:style-name="Strong_20_Emphasis"><text:span text:style-name="T268"> </text:span></text:span><text:span text:style-name="Strong_20_Emphasis"><text:span text:style-name="T291">5 -</text:span></text:span><text:span text:style-name="T267"> </text:span><text:span text:style-name="T291">Opdrachtenmenu</text:span><text:span text:style-name="T269">, </text:span><text:span text:style-name="T311">kies</text:span><text:span text:style-name="T269"> </text:span><text:span text:style-name="T292">1 -</text:span><text:span text:style-name="T267"> </text:span><text:span text:style-name="T295">Back-up</text:span><text:span text:style-name="T292"> </text:span><text:span text:style-name="T295">maken</text:span><text:span text:style-name="T267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8">Verder</text:span></text:span><text:span text:style-name="Strong_20_Emphasis"><text:span text:style-name="T100">.</text:span></text:span></text:p>
          </table:table-cell>
        </table:table-row>
        <table:table-row table:style-name="TableLine93923991838704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30" draw:name="Vorm43" draw:style-name="gr1" draw:text-style-name="P107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66">Volg de aanwijzingen op het scherm.</text:span></text:span></text:p>
          </table:table-cell>
        </table:table-row>
        <table:table-row table:style-name="TableLine939239918392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3923991839888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31" draw:name="Vorm44" draw:style-name="gr1" draw:text-style-name="P107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306">Plan automatische </text:span></text:span><text:span text:style-name="Strong_20_Emphasis"><text:span text:style-name="T308">reservekopieën</text:span></text:span><text:span text:style-name="Strong_20_Emphasis"><text:span text:style-name="T269"> </text:span></text:span><text:span text:style-name="Strong_20_Emphasis"><text:span text:style-name="T270">in </text:span></text:span><text:span text:style-name="Strong_20_Emphasis"><text:span text:style-name="T268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4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3">res</text:span></text:span><text:span text:style-name="Strong_20_Emphasis"><text:span text:style-name="T182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85">Reservekopieën</text:span></text:span><text:span text:style-name="Strong_20_Emphasis"><text:span text:style-name="T86">.</text:span></text:span></text:p>
          </table:table-cell>
        </table:table-row>
        <table:table-row table:style-name="TableLine93923991747072">
          <table:table-cell table:style-name="Tabel2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32" draw:name="Vorm45" draw:style-name="gr1" draw:text-style-name="P107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66">Volg de aanwijzingen op het scherm.</text:span></text:span></text:p>
          </table:table-cell>
        </table:table-row>
      </table:table>
      <text:p text:style-name="P17"><text:span text:style-name="Strong_20_Emphasis"><text:span text:style-name="T76"/></text:span></text:p>
      <text:p text:style-name="P46"/>
      <text:p text:style-name="P32"><text:span text:style-name="T337">De installatie van </text:span><text:span text:style-name="T337"><text:reference-ref text:reference-format="text" text:ref-name="Distributie">Debian</text:reference-ref></text:span><text:span text:style-name="T337"><text:s/></text:span><text:span text:style-name="T338"><text:reference-ref text:reference-format="text" text:ref-name="Versie">10</text:reference-ref></text:span><text:span text:style-name="T337"><text:s/></text:span><text:span text:style-name="T343">LTS </text:span><text:span text:style-name="T337"><text:reference-ref text:reference-format="text" text:ref-name="Editie">desktop</text:reference-ref></text:span><text:span text:style-name="T337"><text:s/>is voltooid.</text:span></text:p>
      <text:p text:style-name="P26"/>
      <text:p text:style-name="P25"><text:span text:style-name="T432">E</text:span><text:span text:style-name="T431">inde c</text:span><text:span text:style-name="T430">hecklist.</text:span></text:p>
      <text:p text:style-name="P27"/>
      <text:p text:style-name="P7"><text:span text:style-name="T125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55">Auteursrecht </text:span><text:span text:style-name="Strong_20_Emphasis"><text:span text:style-name="T454">© </text:span></text:span><text:span text:style-name="Strong_20_Emphasis"><text:span text:style-name="T453">2</text:span></text:span><text:span text:style-name="T455">020-</text:span><text:span text:style-name="T457">2021</text:span><text:span text:style-name="T455"> Karel Zimmer.</text:span></text:p>
      <text:p text:style-name="P9"/>
      <text:p text:style-name="P11"><text:span text:style-name="T456">Creative Commons Naamsvermelding-GelijkDelen Internationaal</text:span><text:span text:style-name="T458">-</text:span><text:span text:style-name="T45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5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16T08:05:20.080531854">16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08:05:19.986749090</dc:date>
    <meta:keyword>Installatie</meta:keyword>
    <meta:keyword>Checklist</meta:keyword>
    <meta:keyword>Linux</meta:keyword>
    <meta:editing-cycles>6295</meta:editing-cycles>
    <meta:editing-duration>P11DT2H46M42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71" meta:character-count="7216" meta:non-whitespace-character-count="6157"/>
    <meta:user-defined meta:name="Info 1"/>
    <meta:user-defined meta:name="Info 2"/>
    <meta:user-defined meta:name="Info 3"/>
    <meta:user-defined meta:name="Info 4"/>
  </office:meta>
</office:document-meta>
</file>